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>&lt;단축키&gt;</text:p>
      <text:p text:style-name="Standard">1. Python 접속 : python &lt;enter&gt;</text:p>
      <text:p text:style-name="Standard">2. Python 종료 : Ctrl + z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돋움" fo:font-size="12pt" fo:language="en" fo:country="US" style:letter-kerning="true" style:font-name-asian="은 돋움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은 돋움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l23 </meta:initial-creator>
    <meta:creation-date>2012-02-09T19:07:16</meta:creation-date>
    <meta:document-statistic meta:table-count="0" meta:image-count="0" meta:object-count="0" meta:page-count="1" meta:paragraph-count="4" meta:word-count="15" meta:character-count="63" meta:non-whitespace-character-count="52"/>
    <dc:date>2012-02-09T19:09:17</dc:date>
    <dc:creator>portal23 </dc:creator>
    <meta:editing-duration>PT2M2S</meta:editing-duration>
    <meta:editing-cycles>1</meta:editing-cycles>
    <meta:generator>LibreOffice/3.4$Linux LibreOffice_project/340m1$Build-402</meta:generator>
  </office:meta>
</office:document-meta>
</file>